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1"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2"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6"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7"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38"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39"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0"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1"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2"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3"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4"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5"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6"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3" style:family="paragraph" style:parent-style-name="Standard">
      <style:text-properties officeooo:paragraph-rsid="0027bf3d"/>
    </style:style>
    <style:style style:name="P54"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5"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6"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7" style:family="paragraph" style:parent-style-name="Standard">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58" style:family="paragraph" style:parent-style-name="Standard">
      <style:paragraph-properties>
        <style:tab-stops>
          <style:tab-stop style:position="0.25in"/>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59"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60"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1"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2" style:family="paragraph" style:parent-style-name="Standard">
      <style:paragraph-properties>
        <style:tab-stops>
          <style:tab-stop style:position="0.25in"/>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3"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4"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5"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6"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67"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68" style:family="paragraph" style:parent-style-name="Standard">
      <style:paragraph-properties>
        <style:tab-stops>
          <style:tab-stop style:position="0.25in"/>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69" style:family="paragraph" style:parent-style-name="Standard">
      <style:paragraph-properties>
        <style:tab-stops>
          <style:tab-stop style:position="0.25in"/>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70" style:family="paragraph" style:parent-style-name="Standard">
      <style:paragraph-properties>
        <style:tab-stops>
          <style:tab-stop style:position="0.25in"/>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1"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2"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3"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4"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5"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78"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79" style:family="paragraph" style:parent-style-name="Standard">
      <style:paragraph-properties>
        <style:tab-stops>
          <style:tab-stop style:position="4.8126in"/>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0"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1" style:family="paragraph" style:parent-style-name="Standard">
      <style:paragraph-properties>
        <style:tab-stops>
          <style:tab-stop style:position="4.8126in"/>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2"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4"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85"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86" style:family="paragraph" style:parent-style-name="Standard">
      <style:paragraph-properties>
        <style:tab-stops>
          <style:tab-stop style:position="0.25in"/>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87"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88"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89"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90"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1"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92"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3"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4"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95"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96"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97"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98"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99"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00" style:family="paragraph" style:parent-style-name="Standard">
      <style:text-properties fo:language="es" fo:country="ES" officeooo:paragraph-rsid="0020f4b4"/>
    </style:style>
    <style:style style:name="P101" style:family="paragraph" style:parent-style-name="Standard">
      <style:text-properties fo:language="es" fo:country="ES" officeooo:paragraph-rsid="001c481d"/>
    </style:style>
    <style:style style:name="P102"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3"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4"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05"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06"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07" style:family="paragraph" style:parent-style-name="Standard">
      <style:paragraph-properties>
        <style:tab-stops>
          <style:tab-stop style:position="0.25in"/>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08"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09"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0"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1"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12" style:family="paragraph" style:parent-style-name="Preformatted_20_Text">
      <style:text-properties fo:font-size="12pt" fo:language="ca" fo:country="ES" fo:font-weight="normal" officeooo:rsid="002dc7cf" officeooo:paragraph-rsid="002dc7cf" style:font-size-asian="10.5pt" style:font-weight-asian="normal" style:font-size-complex="12pt" style:font-weight-complex="normal"/>
    </style:style>
    <style:style style:name="P113" style:family="paragraph" style:parent-style-name="Preformatted_20_Text">
      <style:text-properties fo:font-size="12pt" fo:language="ca" fo:country="ES" fo:font-weight="normal" officeooo:rsid="001d94ca" officeooo:paragraph-rsid="001d94ca" style:font-size-asian="10.5pt" style:font-weight-asian="normal" style:font-size-complex="12pt" style:font-weight-complex="normal"/>
    </style:style>
    <style:style style:name="P114"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5"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16"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17" style:family="paragraph" style:parent-style-name="Preformatted_20_Text">
      <style:text-properties fo:font-size="12pt" fo:language="es" fo:country="ES" fo:font-weight="normal" officeooo:rsid="002dc7cf" officeooo:paragraph-rsid="002dc7cf" style:font-size-asian="10.5pt" style:font-weight-asian="normal" style:font-size-complex="12pt" style:font-weight-complex="normal"/>
    </style:style>
    <style:style style:name="P118"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19" style:family="paragraph" style:parent-style-name="Preformatted_20_Text">
      <style:text-properties fo:language="es" fo:country="ES"/>
    </style:style>
    <style:style style:name="P120"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1"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2"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3" style:family="paragraph" style:parent-style-name="Preformatted_20_Text">
      <style:text-properties fo:color="#009900" fo:language="es" fo:country="ES"/>
    </style:style>
    <style:style style:name="P124" style:family="paragraph" style:parent-style-name="Preformatted_20_Text">
      <style:text-properties fo:color="#7e0021"/>
    </style:style>
    <style:style style:name="P125" style:family="paragraph" style:parent-style-name="Preformatted_20_Text">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6"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27" style:family="paragraph" style:parent-style-name="Preformatted_20_Text">
      <style:text-properties fo:color="#7e0021" fo:language="es" fo:country="ES"/>
    </style:style>
    <style:style style:name="P128"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9"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0"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31"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32" style:family="paragraph" style:parent-style-name="Preformatted_20_Text">
      <style:text-properties fo:color="#7e0021" style:font-name="Liberation Serif" fo:font-size="12pt" style:font-size-asian="12pt" style:font-size-complex="12pt"/>
    </style:style>
    <style:style style:name="P133" style:family="paragraph" style:parent-style-name="Preformatted_20_Text">
      <style:text-properties fo:color="#7e0021" style:font-name="Liberation Serif" fo:font-size="12pt" officeooo:paragraph-rsid="004fe87c" style:font-size-asian="12pt" style:font-size-complex="12pt"/>
    </style:style>
    <style:style style:name="P134"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5"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36"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7"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38"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39"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40"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41"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42"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43"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44"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45" style:family="paragraph" style:parent-style-name="Preformatted_20_Text">
      <style:text-properties style:font-name="Liberation Serif" fo:font-size="12pt" officeooo:paragraph-rsid="004ed612" style:font-size-asian="12pt" style:font-size-complex="12pt"/>
    </style:style>
    <style:style style:name="P146" style:family="paragraph" style:parent-style-name="Preformatted_20_Text">
      <style:paragraph-properties fo:margin-top="0in" fo:margin-bottom="0.1965in" style:contextual-spacing="false"/>
    </style:style>
    <style:style style:name="P147" style:family="paragraph" style:parent-style-name="Preformatted_20_Text">
      <style:paragraph-properties fo:margin-top="0in" fo:margin-bottom="0.1965in" style:contextual-spacing="false"/>
      <style:text-properties fo:language="es" fo:country="ES"/>
    </style:style>
    <style:style style:name="P148" style:family="paragraph" style:parent-style-name="Preformatted_20_Text">
      <style:paragraph-properties fo:margin-top="0in" fo:margin-bottom="0.1965in" style:contextual-spacing="false"/>
      <style:text-properties fo:color="#009900" fo:language="es" fo:country="ES"/>
    </style:style>
    <style:style style:name="P149" style:family="paragraph" style:parent-style-name="Preformatted_20_Text">
      <style:paragraph-properties fo:margin-top="0in" fo:margin-bottom="0.1965in"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50" style:family="paragraph" style:parent-style-name="Preformatted_20_Text">
      <style:paragraph-properties fo:margin-top="0in" fo:margin-bottom="0.1965in"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51" style:family="paragraph" style:parent-style-name="Preformatted_20_Text">
      <style:paragraph-properties fo:margin-top="0in" fo:margin-bottom="0.1965in" style:contextual-spacing="false"/>
      <style:text-properties fo:color="#7e0021"/>
    </style:style>
    <style:style style:name="P152" style:family="paragraph" style:parent-style-name="Preformatted_20_Text">
      <style:paragraph-properties fo:margin-top="0in" fo:margin-bottom="0.1965in" style:contextual-spacing="false"/>
      <style:text-properties fo:color="#7e0021" fo:language="es" fo:country="ES"/>
    </style:style>
    <style:style style:name="P153" style:family="paragraph" style:parent-style-name="Preformatted_20_Text">
      <style:paragraph-properties fo:margin-top="0in" fo:margin-bottom="0.1965in" style:contextual-spacing="false"/>
      <style:text-properties fo:color="#7e0021" style:font-name="Liberation Serif" fo:font-size="12pt" style:font-size-asian="12pt" style:font-size-complex="12pt"/>
    </style:style>
    <style:style style:name="P154" style:family="paragraph" style:parent-style-name="Preformatted_20_Text">
      <style:paragraph-properties fo:margin-top="0in" fo:margin-bottom="0.1965in" style:contextual-spacing="false"/>
      <style:text-properties fo:color="#7e0021" style:font-name="Liberation Serif" fo:font-size="12pt" officeooo:rsid="004fe87c" officeooo:paragraph-rsid="004fe87c" style:font-size-asian="12pt" style:font-size-complex="12pt"/>
    </style:style>
    <style:style style:name="P155" style:family="paragraph" style:parent-style-name="Preformatted_20_Text">
      <style:paragraph-properties fo:margin-top="0in" fo:margin-bottom="0.1965in"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56" style:family="paragraph" style:parent-style-name="Preformatted_20_Text">
      <style:paragraph-properties fo:margin-top="0in" fo:margin-bottom="0.1965in"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57" style:family="paragraph" style:parent-style-name="Preformatted_20_Text">
      <style:paragraph-properties fo:margin-top="0in" fo:margin-bottom="0.1965in" style:contextual-spacing="false"/>
      <style:text-properties fo:color="#7e0021" officeooo:paragraph-rsid="004fe87c"/>
    </style:style>
    <style:style style:name="P158" style:family="paragraph" style:parent-style-name="Preformatted_20_Text">
      <style:paragraph-properties fo:margin-top="0in" fo:margin-bottom="0.1965in" style:contextual-spacing="false"/>
      <style:text-properties fo:color="#7e0021" officeooo:rsid="0051f201" officeooo:paragraph-rsid="0051f201"/>
    </style:style>
    <style:style style:name="P159" style:family="paragraph" style:parent-style-name="Preformatted_20_Text">
      <style:paragraph-properties fo:margin-top="0in" fo:margin-bottom="0.1965in" style:contextual-spacing="false"/>
      <style:text-properties style:use-window-font-color="true" style:font-name="Liberation Serif" fo:font-size="12pt" officeooo:rsid="004fe87c" officeooo:paragraph-rsid="004fe87c" style:font-size-asian="12pt" style:font-size-complex="12pt"/>
    </style:style>
    <style:style style:name="P160" style:family="paragraph" style:parent-style-name="Preformatted_20_Text">
      <style:paragraph-properties fo:margin-top="0in" fo:margin-bottom="0.1965in" style:contextual-spacing="false"/>
      <style:text-properties style:use-window-font-color="true" style:font-name="Liberation Serif" fo:font-size="12pt" officeooo:rsid="0051f201" officeooo:paragraph-rsid="0051f201" style:font-size-asian="12pt" style:font-size-complex="12pt"/>
    </style:style>
    <style:style style:name="P161"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62"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63"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64"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65" style:family="paragraph" style:parent-style-name="Preformatted_20_Text">
      <style:paragraph-properties fo:margin-top="0in" fo:margin-bottom="0.1965in"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66" style:family="paragraph" style:parent-style-name="Preformatted_20_Text">
      <style:paragraph-properties fo:margin-top="0in" fo:margin-bottom="0.1965in"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67" style:family="paragraph" style:parent-style-name="Preformatted_20_Text">
      <style:paragraph-properties fo:margin-top="0in" fo:margin-bottom="0.1965in"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68" style:family="paragraph" style:parent-style-name="Preformatted_20_Text">
      <style:paragraph-properties fo:margin-top="0in" fo:margin-bottom="0.1965in"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69" style:family="paragraph" style:parent-style-name="Preformatted_20_Text">
      <style:paragraph-properties fo:margin-top="0in" fo:margin-bottom="0.1965in" style:contextual-spacing="false"/>
      <style:text-properties style:font-name="Liberation Serif" officeooo:paragraph-rsid="004fe87c"/>
    </style:style>
    <style:style style:name="P170" style:family="paragraph" style:parent-style-name="Preformatted_20_Text">
      <style:paragraph-properties fo:margin-top="0in" fo:margin-bottom="0.1965in" style:contextual-spacing="false"/>
      <style:text-properties style:font-name="Liberation Serif" fo:font-size="12pt" officeooo:rsid="004fe87c" officeooo:paragraph-rsid="004fe87c" style:font-size-asian="12pt" style:font-size-complex="12pt"/>
    </style:style>
    <style:style style:name="P171" style:family="paragraph" style:parent-style-name="Preformatted_20_Text">
      <style:paragraph-properties fo:margin-top="0in" fo:margin-bottom="0.1965in"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72" style:family="paragraph" style:parent-style-name="Preformatted_20_Text">
      <style:paragraph-properties fo:margin-top="0in" fo:margin-bottom="0.1965in"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73"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74"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75" style:family="paragraph" style:parent-style-name="Preformatted_20_Text">
      <style:paragraph-properties fo:margin-top="0in" fo:margin-bottom="0.1965in"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76" style:family="paragraph" style:parent-style-name="Preformatted_20_Text">
      <style:paragraph-properties fo:margin-top="0in" fo:margin-bottom="0.1965in"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77" style:family="paragraph" style:parent-style-name="Preformatted_20_Text">
      <style:paragraph-properties fo:margin-top="0in" fo:margin-bottom="0.1965in"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78" style:family="paragraph" style:parent-style-name="Preformatted_20_Text">
      <style:paragraph-properties fo:margin-top="0in" fo:margin-bottom="0.1965in" style:contextual-spacing="false"/>
      <style:text-properties officeooo:paragraph-rsid="00516284"/>
    </style:style>
    <style:style style:name="P179" style:family="paragraph" style:parent-style-name="Preformatted_20_Text">
      <style:paragraph-properties fo:margin-top="0in" fo:margin-bottom="0.1965in" style:contextual-spacing="false"/>
      <style:text-properties fo:font-size="16pt" fo:font-weight="bold" officeooo:rsid="00540a20" officeooo:paragraph-rsid="00540a20" style:font-size-asian="14pt" style:font-weight-asian="bold" style:font-size-complex="16pt" style:font-weight-complex="bold"/>
    </style:style>
    <style:style style:name="P180"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81"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82" style:family="paragraph" style:parent-style-name="Text_20_body">
      <style:paragraph-properties>
        <style:tab-stops>
          <style:tab-stop style:position="0.25in"/>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83" style:family="paragraph" style:parent-style-name="Text_20_body">
      <style:paragraph-properties>
        <style:tab-stops>
          <style:tab-stop style:position="0.25in"/>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84" style:family="paragraph" style:parent-style-name="Text_20_body">
      <style:text-properties fo:color="#0000ff" fo:language="es" fo:country="ES" officeooo:paragraph-rsid="001f1bd7"/>
    </style:style>
    <style:style style:name="P185"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86"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87" style:family="paragraph" style:parent-style-name="Heading_20_4">
      <style:paragraph-properties>
        <style:tab-stops>
          <style:tab-stop style:position="0.25in"/>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P188"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189" style:family="paragraph" style:parent-style-name="Standard">
      <style:text-properties fo:font-size="12pt" fo:language="es" fo:country="ES" fo:font-weight="normal" officeooo:rsid="0055de31" officeooo:paragraph-rsid="0055de31" style:font-size-asian="10.5pt" style:font-weight-asian="normal" style:font-size-complex="12pt" style:font-weight-complex="normal"/>
    </style:style>
    <style:style style:name="P190"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91"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192" style:family="paragraph" style:parent-style-name="Standard">
      <style:text-properties fo:color="#0000cc" fo:font-size="12pt" fo:language="es" fo:country="ES" fo:font-weight="normal" officeooo:rsid="0055de31" officeooo:paragraph-rsid="0055de31" style:font-size-asian="10.5pt" style:font-weight-asian="normal" style:font-size-complex="12pt" style:font-weight-complex="normal"/>
    </style:style>
    <style:style style:name="P193" style:family="paragraph" style:parent-style-name="Standard">
      <style:text-properties fo:color="#0000cc" fo:font-size="12pt" fo:language="es" fo:country="ES" fo:font-weight="normal" officeooo:rsid="0056585a" officeooo:paragraph-rsid="0056585a" style:font-size-asian="10.5pt" style:font-weight-asian="normal" style:font-size-complex="12pt" style:font-weight-complex="normal"/>
    </style:style>
    <style:style style:name="P194" style:family="paragraph" style:parent-style-name="Standard">
      <style:text-properties fo:color="#7e0021" fo:font-size="12pt" fo:language="es" fo:country="ES" fo:font-weight="normal" officeooo:rsid="0055de31" officeooo:paragraph-rsid="0055de31" style:font-size-asian="12pt" style:font-weight-asian="normal" style:font-size-complex="12pt" style:font-weight-complex="normal"/>
    </style:style>
    <style:style style:name="P195" style:family="paragraph" style:parent-style-name="Standard">
      <style:text-properties style:use-window-font-color="true" fo:font-size="12pt" fo:language="es" fo:country="ES" fo:font-weight="normal" officeooo:rsid="0055de31" officeooo:paragraph-rsid="0055de31" style:font-size-asian="12pt" style:font-weight-asian="normal" style:font-size-complex="12pt" style:font-weight-complex="normal"/>
    </style:style>
    <style:style style:name="P196"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97" style:family="paragraph" style:parent-style-name="Preformatted_20_Text">
      <style:text-properties officeooo:paragraph-rsid="0055de31"/>
    </style:style>
    <style:style style:name="P198" style:family="paragraph" style:parent-style-name="Preformatted_20_Text">
      <style:text-properties fo:color="#7e0021"/>
    </style:style>
    <style:style style:name="P199" style:family="paragraph" style:parent-style-name="Preformatted_20_Text">
      <style:text-properties fo:color="#7e0021" officeooo:paragraph-rsid="002dc7cf"/>
    </style:style>
    <style:style style:name="P200" style:family="paragraph" style:parent-style-name="Preformatted_20_Text">
      <style:text-properties fo:color="#7e0021" officeooo:rsid="0056585a" officeooo:paragraph-rsid="0056585a"/>
    </style:style>
    <style:style style:name="P201" style:family="paragraph" style:parent-style-name="Preformatted_20_Text">
      <style:paragraph-properties fo:margin-top="0in" fo:margin-bottom="0.1965in" style:contextual-spacing="false"/>
      <style:text-properties fo:color="#7e0021"/>
    </style:style>
    <style:style style:name="P202" style:family="paragraph" style:parent-style-name="Preformatted_20_Text">
      <style:paragraph-properties fo:margin-top="0in" fo:margin-bottom="0.1965in" style:contextual-spacing="false"/>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203" style:family="paragraph" style:parent-style-name="Preformatted_20_Text">
      <style:paragraph-properties fo:margin-top="0in" fo:margin-bottom="0.1965in" style:contextual-spacing="false"/>
      <style:text-properties fo:font-size="14pt" fo:language="es" fo:country="ES" fo:font-weight="bold" officeooo:rsid="0034ab98" officeooo:paragraph-rsid="004fe87c" style:font-size-asian="12.25pt" style:font-weight-asian="bold" style:font-size-complex="14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officeooo:rsid="0055de31"/>
    </style:style>
    <style:style style:name="T28"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29" style:family="text">
      <style:text-properties style:use-window-font-color="true" style:font-name="Liberation Serif" fo:font-size="12pt" officeooo:rsid="00516284" style:font-size-asian="12pt" style:font-size-complex="12pt"/>
    </style:style>
    <style:style style:name="T30" style:family="text">
      <style:text-properties officeooo:rsid="004d4b2b"/>
    </style:style>
    <style:style style:name="T31" style:family="text">
      <style:text-properties officeooo:rsid="004dfa51"/>
    </style:style>
    <style:style style:name="T32" style:family="text">
      <style:text-properties officeooo:rsid="004fe87c"/>
    </style:style>
    <style:style style:name="T33" style:family="text">
      <style:text-properties officeooo:rsid="0055de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roject: (Primeres idees i conceptes)</text:p>
      <text:p text:style-name="P89"/>
      <text:p text:style-name="P91">JSON generator</text:p>
      <text:p text:style-name="P91"><text:a xlink:type="simple" xlink:href="http://www.json-generator.com/"><text:span text:style-name="Source_20_Text">www.json-generator.com/</text:span></text:a></text:p>
      <text:p text:style-name="P91"><text:span text:style-name="Source_20_Text"/></text:p>
      <text:h text:style-name="P185" text:outline-level="3">Centralització de logs JSON en BBDD i post-processat</text:h>
      <text:p text:style-name="P184">Actualment existeixen BBDD pensades per a emmagatzemar documents en format JSON. </text:p>
      <text:p text:style-name="P184">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84">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3">Mirar compatibilitat entre la versió utilitzada de Elasticsearch i logstash, això comporta problemes ja que kibana requereix la úlitma versio de Elasticsearch, la cual no es del tot compatible amb logstash. </text:p>
      <text:p text:style-name="P73">ALTERNATIVA: </text:p>
      <text:p text:style-name="P100"><text:span text:style-name="T7">-EFK - </text:span><text:span text:style-name="T6">Elasticsearch FluentD Kibana</text:span></text:p>
      <text:p text:style-name="P101"><text:span text:style-name="T1">-</text:span>ERK =&gt; Elasticsearch Rsyslogd Kibana </text:p>
      <text:p text:style-name="P101"/>
      <text:p text:style-name="P101"/>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2">Logstash:</text:p>
      <text:p text:style-name="P40"><text:a xlink:type="simple" xlink:href="https://www.elastic.co/guide/en/logstash/current/introduction.html"><text:span text:style-name="T24">https://www.elastic.co/guide/en/logstash/current/introduction.html</text:span></text:a></text:p>
      <text:p text:style-name="P41"><text:a xlink:type="simple" xlink:href="https://www.elastic.co/guide/en/logstash/current/installing-logstash.html"><text:span text:style-name="T24">https://www.elastic.co/guide/en/logstash/current/installing-logstash.html</text:span></text:a></text:p>
      <text:p text:style-name="P43"/>
      <text:p text:style-name="P43">Intalling:</text:p>
      <text:p text:style-name="P114">rpm --import https://packages.elastic.co/GPG-KEY-elasticsearch</text:p>
      <text:p text:style-name="P17"/>
      <text:p text:style-name="P53"><text:span text:style-name="T3">create: </text:span><text:span text:style-name="Source_20_Text"><text:span text:style-name="T24">/etc/yum.repos.d/logstash.repo</text:span></text:span></text:p>
      <text:p text:style-name="P114">[logstash-2.3]</text:p>
      <text:p text:style-name="P119">name=Logstash repository for 2.3.x packages</text:p>
      <text:p text:style-name="P119">baseurl=http://packages.elastic.co/logstash/2.3/centos</text:p>
      <text:p text:style-name="P119">gpgcheck=1</text:p>
      <text:p text:style-name="P119">gpgkey=http://packages.elastic.co/GPG-KEY-elasticsearch</text:p>
      <text:p text:style-name="P147">enabled=1</text:p>
      <text:p text:style-name="P147">yum install logstash</text:p>
      <text:p text:style-name="P93">#Testing</text:p>
      <text:p text:style-name="P118">Probar la configuració per consola:</text:p>
      <text:p text:style-name="P120">bin/logstash -e 'input { stdin { } } output { stdout {} }'</text:p>
      <text:p text:style-name="P93"/>
      <text:p text:style-name="P30">hello world </text:p>
      <text:p text:style-name="P30">2016-04-29T10:16:35.879Z i13 hello world </text:p>
      <text:p text:style-name="P93"/>
      <text:p text:style-name="P94">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6">-<text:span text:style-name="T9">Input y output son obligatoris, filter es opcional.</text:span></text:p>
      <text:p text:style-name="P18"/>
      <text:p text:style-name="P64">Logstash agafa dades d'una font, el filtre transforma aquestes dades I les escriu per l<text:span text:style-name="T10">'</text:span>output indicat.</text:p>
      <text:p text:style-name="P65"/>
      <text:p text:style-name="P65">Al iniciar una instancia logstah, s'indica amb -f el fitxer de configuració que definirà la instancia.</text:p>
      <text:p text:style-name="P18"/>
      <text:p text:style-name="P19">Comprobar la configuració:</text:p>
      <text:p text:style-name="P102">[root@i13 logstash]# logstash -f conf.d/first-pipeline.conf --configtest </text:p>
      <text:p text:style-name="P102">Configuration OK </text:p>
      <text:p text:style-name="P102"/>
      <text:p text:style-name="P103">first-pipeline.conf:</text:p>
      <text:p text:style-name="P122">input {</text:p>
      <text:p text:style-name="P123"><text:s text:c="4"/>file {</text:p>
      <text:p text:style-name="P123"><text:s text:c="8"/>path =&gt; "/Users/palecur/logstash-1.5.2/logstash-tutorial-dataset"</text:p>
      <text:p text:style-name="P123"><text:s text:c="8"/>start_position =&gt; beginning</text:p>
      <text:p text:style-name="P123"><text:s text:c="4"/>}</text:p>
      <text:p text:style-name="P123">}</text:p>
      <text:p text:style-name="P123">filter {</text:p>
      <text:p text:style-name="P123"><text:s text:c="4"/>grok {</text:p>
      <text:p text:style-name="P123"><text:s text:c="8"/>match =&gt; { "message" =&gt; "%{COMBINEDAPACHELOG}"}</text:p>
      <text:p text:style-name="P123"><text:s text:c="4"/>}</text:p>
      <text:p text:style-name="P123"><text:soft-page-break/><text:s text:c="4"/>geoip {</text:p>
      <text:p text:style-name="P123"><text:s text:c="8"/>source =&gt; "clientip"</text:p>
      <text:p text:style-name="P123"><text:s text:c="4"/>}</text:p>
      <text:p text:style-name="P123">}</text:p>
      <text:p text:style-name="P123">output {</text:p>
      <text:p text:style-name="P123"><text:s text:c="4"/>elasticsearch {}</text:p>
      <text:p text:style-name="P123"><text:s text:c="4"/>stdout {}</text:p>
      <text:p text:style-name="P148">}</text:p>
      <text:p text:style-name="P103"/>
      <text:p text:style-name="P103">-Executar per a que ens retorni el format json dels logs indicats:</text:p>
      <text:p text:style-name="P103"/>
      <text:p text:style-name="P104">curl -XGET 'localhost:9200/logstash-2016.05.02/_search?q=response=200' | jq . </text:p>
      <text:p text:style-name="P102"/>
      <text:p text:style-name="P18"/>
      <text:h text:style-name="P186" text:outline-level="3">Multiple Input and Output Plugins</text:h>
      <text:p text:style-name="P181">(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5">sudo rpm --import https://packages.elastic.co/GPG-KEY-elasticsearch</text:p>
      <text:p text:style-name="P20"/>
      <text:p text:style-name="P115">[beats]</text:p>
      <text:p text:style-name="P119">name=Elastic Beats Repository</text:p>
      <text:p text:style-name="P119">baseurl=https://packages.elastic.co/beats/yum/el/$basearch</text:p>
      <text:p text:style-name="P119">enabled=1</text:p>
      <text:p text:style-name="P119">gpgkey=https://packages.elastic.co/GPG-KEY-elasticsearch</text:p>
      <text:p text:style-name="P147">gpgcheck=1</text:p>
      <text:p text:style-name="P115">sudo yum install filebeat</text:p>
      <text:p text:style-name="P20"/>
      <text:p text:style-name="P66">Filebeat:</text:p>
      <text:p text:style-name="P66">Es una eina lleugera, que recull els logs de fitxers en el servidor I els envía a la instancia logstash per ser procesats. </text:p>
      <text:p text:style-name="P66">El client Filebeat utilitza el protocol Beats per comunicarse amb la instancia logstash.</text:p>
      <text:p text:style-name="P66">Filebeat utilitza els recursos de la màquina que té les dades d'origen, I el plugin Beats minimitza el consum de recursos en la instancia logstash.</text:p>
      <text:p text:style-name="P66">En un us típic filebeat s'executa en una màquina diferent a la que s'està executant la instancia logstash</text:p>
      <text:p text:style-name="P65"/>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16">output {</text:p>
      <text:p text:style-name="P119"><text:s text:c="4"/>elasticsearch {</text:p>
      <text:p text:style-name="P119"><text:s text:c="8"/>hosts =&gt; ["IP Address 1:port1", "IP Address 2:port2", "IP Address 3"]</text:p>
      <text:p text:style-name="P147"><text:s text:c="4"/>}</text:p>
      <text:p text:style-name="P21"/>
      <text:p text:style-name="P18"><text:soft-page-break/></text:p>
      <text:p text:style-name="P18"/>
      <text:p text:style-name="P90">Stalled Shutdown Detection:</text:p>
      <text:p text:style-name="P22"/>
      <text:p text:style-name="P67">Te que parar tots els plugins d'entrada, filtrat i sortida</text:p>
      <text:p text:style-name="P67">Procesar tots els events que están <text:span text:style-name="T11">inflight </text:span>'al vol'</text:p>
      <text:p text:style-name="P67">Parar el porces logstash</text:p>
      <text:p text:style-name="P67"/>
      <text:p text:style-name="P67">I la duració del procés de tancada de logstash es impredecible, ja que:</text:p>
      <text:p text:style-name="P67"/>
      <text:p text:style-name="P67">Pot haber un plug-in d'entrada que rep les dades mes lentament, un filtre lent, un plug-in de sortida desconectat esperant a connectar-se per eliminar els events que estàn 'al vol'.</text:p>
      <text:p text:style-name="P67"/>
      <text:p text:style-name="P67">Logstash però, te un mecanisme de detecció, ja que analitza la tubería I plugins durant l'apagat. I proporciona diariament informació sobre el recompte d'events inflight en les cues internes. I una llista de subprocesos de treballs ocupats.</text:p>
      <text:p text:style-name="P67"/>
      <text:p text:style-name="P74">Amb la opció al executar logstash:</text:p>
      <text:p text:style-name="P56">--allow-unsafe-shutdown</text:p>
      <text:p text:style-name="P74">Habilitem que logstash s'interrompi a la força en el cas de un apagat estancat.</text:p>
      <text:p text:style-name="P95"/>
      <text:p text:style-name="P44">Stall Detection Example:</text:p>
      <text:p text:style-name="P45"/>
      <text:p text:style-name="P75">Al executarse amb la flag '–allow-unsafe-shutdown', aquesta execució de filtre lent, evita que la tubería logstash tanqui directament, així al sortir amb ctrl+c resulta que es perden events.</text:p>
      <text:p text:style-name="P105">logstash -e 'input { generator { } } filter { ruby { code =&gt; "sleep 10000" } } \</text:p>
      <text:p text:style-name="P149"><text:s text:c="21"/>output { stdout { codec =&gt; dots } }' -w 1 --allow-unsafe-shutdown</text:p>
      <text:p text:style-name="P84">Quant aquesta opció no està activada, logstash continua funcionant I produeixinformes periodicament.</text:p>
      <text:p text:style-name="P95"/>
      <text:p text:style-name="P96">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5">Procesament en paral·lel:</text:p>
      <text:p text:style-name="P77">Consta de 3 etapes: input – filter – output:</text:p>
      <text:p text:style-name="P77"/>
      <text:p text:style-name="P77">input: Genera events</text:p>
      <text:p text:style-name="P77">filter: Permet modificar els events</text:p>
      <text:p text:style-name="P77">output: Envía els events al lloc indicats</text:p>
      <text:p text:style-name="P77"/>
      <text:p text:style-name="P77">input I output representen els codecs que permeten codificar/decodificar les dades a mesura que entren o surten de la tubería, sense usar filtres.</text:p>
      <text:p text:style-name="P24"/>
      <text:p text:style-name="P46">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78"/>
      <text:p text:style-name="P77">S'utilitza per obtenir dades en logstash, les entrades mes utilitzades son:</text:p>
      <text:p text:style-name="P77"><text:soft-page-break/></text:p>
      <text:p text:style-name="P77">-file: Llegeix d'un fitxer del sistema (example.log)</text:p>
      <text:p text:style-name="P77">-syslog: Llegeix del port well-konwn 514, <text:span text:style-name="T12">per els misatges de registre del sistema.</text:span></text:p>
      <text:p text:style-name="P72"><text:a xlink:type="simple" xlink:href="https://www.elastic.co/guide/en/logstash/current/plugins-inputs-syslog.html"><text:span text:style-name="T24">https://www.elastic.co/guide/en/logstash/current/plugins-inputs-syslog.html</text:span></text:a></text:p>
      <text:p text:style-name="P80"/>
      <text:p text:style-name="P77">-<text:span text:style-name="T12">redis: Llegeix des d'un servidor redis, utilitzant canals I llistes de redis, Redis acostuma a utilitzarse com un intermediari en una instal·lació centralitzada logstash,i posa en cua els events logsatsh de cargadors remots.</text:span></text:p>
      <text:p text:style-name="P77">-<text:span text:style-name="T12">beats: Procesa els events enviats per Filebeat. https://www.elastic.co/downloads/beats/filebeat</text:span></text:p>
      <text:p text:style-name="P37"/>
      <text:p text:style-name="P23"/>
      <text:p text:style-name="P47">Filters</text:p>
      <text:p text:style-name="P42"><text:a xlink:type="simple" xlink:href="https://www.elastic.co/guide/en/logstash/current/filter-plugins.html"><text:span text:style-name="T4">https://www.elastic.co/guide/en/logstash/current/filter-plugins.html</text:span></text:a></text:p>
      <text:p text:style-name="P48"/>
      <text:p text:style-name="P79">Son dispositius de procesament intermediaris en logsatsh, Configuren un event si cumpleix els requisits. Exemples:</text:p>
      <text:p text:style-name="P79"/>
      <text:p text:style-name="P79">-grok: Analitza I estructura el text, <text:span text:style-name="T13">Es la millor eina de logstash per convertir els logs no estructurats en algo estructurat I consultable. </text:span></text:p>
      <text:p text:style-name="P79">-mutate: Permet realitzar tranformacions en els camps d'events, cambiar nom, eliminar...</text:p>
      <text:p text:style-name="P79">-drop: Elimina completament un event, per exemple debug events.</text:p>
      <text:p text:style-name="P79">-clone: realitza una copia d'un event, <text:span text:style-name="T14">afegint o treient camps</text:span></text:p>
      <text:p text:style-name="P81">-geoip: Afegeix informacio de la localització de la IP. (A mes mostra grafiques en Kibana).</text:p>
      <text:p text:style-name="P23"/>
      <text:p text:style-name="P49">Outputs:</text:p>
      <text:p text:style-name="P9"><text:a xlink:type="simple" xlink:href="https://www.elastic.co/guide/en/logstash/current/output-plugins.html"><text:span text:style-name="T24">https://www.elastic.co/guide/en/logstash/current/output-plugins.html</text:span></text:a></text:p>
      <text:p text:style-name="P25"/>
      <text:p text:style-name="P82">Es la fase final de logstash, un event pot pasar a través de múltiples outputs, però cuan el procés de output es completa, l'event finalitza la seva execució. Exemples:</text:p>
      <text:p text:style-name="P82"/>
      <text:p text:style-name="P82">-elasticsearch: Enviar dades d'events a elasticsearch. Dades guardades en un format eficient, facilment consultable...</text:p>
      <text:p text:style-name="P82">-file: Escriu l'event en un fitxer de disc</text:p>
      <text:p text:style-name="P9"><text:span text:style-name="T8">-graphite: Envía els events a graphite. </text:span><text:a xlink:type="simple" xlink:href="http://graphite.wikidot.com/"><text:span text:style-name="T24">http://graphite.wikidot.com/</text:span></text:a></text:p>
      <text:p text:style-name="P82">-statsd: Envía les dades de events a statsd, </text:p>
      <text:p text:style-name="P23"/>
      <text:p text:style-name="P49">Codecs</text:p>
      <text:p text:style-name="P9"><text:a xlink:type="simple" xlink:href="https://www.elastic.co/guide/en/logstash/current/codec-plugins.html"><text:span text:style-name="T24">https://www.elastic.co/guide/en/logstash/current/codec-plugins.html</text:span></text:a></text:p>
      <text:p text:style-name="P25"/>
      <text:p text:style-name="P82">Son fluxes de filtratge que poden funcionar com a part de input o output, permeten separar el tranport dels missatges des <text:s/>del procés de serialització. <text:span text:style-name="T23">S'utilitza cuan els logs no venen en text pla.</text:span> Exemples:</text:p>
      <text:p text:style-name="P82"/>
      <text:p text:style-name="P9"><text:span text:style-name="T8">-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2">-multiline: Combina varies lineas d'events de text, amb excepció de Javai la pila de missatges de seguiment en un únic event. </text:p>
      <text:p text:style-name="P25"><text:s/></text:p>
      <text:p text:style-name="P49">Fault Tolerance:</text:p>
      <text:p text:style-name="P82">Logstash manté tots els events principals en la memória principal durant el procesament, I repon a <text:soft-page-break/>un SIGTERM al intentar parar entrades, <text:span text:style-name="T17">I es queda a l'espera d'events per acabar abans de pararse.</text:span></text:p>
      <text:p text:style-name="P83">Quan la tubería no es pot tancar, degut a un output o filtre atascat, logstash espera indefinidament, per exemple:</text:p>
      <text:p text:style-name="P83">Quan la s'envia la sortida a una base de dades inaccesible per logstash, es queda esperant indefinidament després de rebre el signterm.</text:p>
      <text:p text:style-name="P83">Per que logstash detecti aquestes situacions, es pot executar amb la flag:</text:p>
      <text:p text:style-name="P76"/>
      <text:p text:style-name="P106">logstash -e 'input { generator { } } filter { ruby { code =&gt; "sleep 10000" } } \</text:p>
      <text:p text:style-name="P150"><text:s text:c="21"/>output { stdout { codec =&gt; dots } }' -w 1 <text:span text:style-name="T13">--allow-unsafe-shutdown</text:span></text:p>
      <text:p text:style-name="P85">En aquest cas detecta aquestes situacions, I atura la tubería parada. </text:p>
      <text:p text:style-name="P85"/>
      <text:p text:style-name="P85">AVIS: Aix força kills del procés logstash, per tant pot comportar perdua de dades. Per tant sempre que sigui possible es millor apagar logstash de manera segura.</text:p>
      <text:p text:style-name="P85"/>
      <text:p text:style-name="P107">Execution Model</text:p>
      <text:p text:style-name="P86"/>
      <text:p text:style-name="P68">El model d'execució de logstash combina l'execució de inputs, filtres I outputs,.</text:p>
      <text:p text:style-name="P68">En l'actual versió de logstash (2.3), el procés de filtratge I sortida es realitza en la mateixa etapa, en versions anteriors eran etapes diferents. Aixo millora el rendiment. <text:s/></text:p>
      <text:p text:style-name="P68">Logstash ara es una tubería de micro-difusió, que es mes eficient que enfocar-ho tot d'una sola vegada.</text:p>
      <text:p text:style-name="P68"/>
      <text:p text:style-name="P69">Cada instrucció input del file de logstash, s'executa en el seu propi subproces.</text:p>
      <text:p text:style-name="P69">Els Inputs escriuen events en una aplicació Java SynchronousQueue comú.</text:p>
      <text:p text:style-name="P69">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69"/>
      <text:p text:style-name="P69">Codi d'exemple de de fluxe de process:</text:p>
      <text:p text:style-name="P57"/>
      <text:p text:style-name="P125">synchronous_queue = SynchronousQueue.new</text:p>
      <text:p text:style-name="P127">inputs.each do |input|</text:p>
      <text:p text:style-name="P127"><text:s text:c="2"/>Thread.new do</text:p>
      <text:p text:style-name="P127"><text:s text:c="4"/>input.run(synchronous_queue)</text:p>
      <text:p text:style-name="P127"><text:s text:c="2"/>end</text:p>
      <text:p text:style-name="P127">end</text:p>
      <text:p text:style-name="P127">num_pipeline_workers.times do</text:p>
      <text:p text:style-name="P127"><text:s text:c="2"/>Thread.new do</text:p>
      <text:p text:style-name="P127"><text:s text:c="4"/>while true</text:p>
      <text:p text:style-name="P127"><text:s text:c="6"/>batch = take_batch(synchronous_queue, batch_size, batch_delay)</text:p>
      <text:p text:style-name="P127"><text:s text:c="6"/>output_batch(filter_batch(batch))</text:p>
      <text:p text:style-name="P127"><text:s text:c="4"/>end</text:p>
      <text:p text:style-name="P127"><text:s text:c="2"/>end</text:p>
      <text:p text:style-name="P127">end</text:p>
      <text:p text:style-name="P152">wait_for_threads_to_terminate()</text:p>
      <text:p text:style-name="P69">Hi ha tres opcions configurables a la tubería:</text:p>
      <text:p text:style-name="P57">--pip<text:span text:style-name="T20">eline-workers, --pipeline-batch-size, and –pipeline-batch-delay</text:span></text:p>
      <text:p text:style-name="P62"/>
      <text:p text:style-name="P62">--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2"><text:soft-page-break/></text:p>
      <text:p text:style-name="P54"><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5"><text:span text:style-name="Source_20_Text"><text:span text:style-name="T19">Generalment son mes eficients els lots de gran tamany, tot I que aumenten la sobrecàrrega de memòria.</text:span></text:span></text:p>
      <text:p text:style-name="P55"><text:span text:style-name="Source_20_Text"><text:span text:style-name="T19">L'ouput elasticsearch emet grans cantitats de solicituds per cada lor rebut, Amb -b es pot ajustar la mida de les peticions enviades a Elastic.</text:span></text:span></text:p>
      <text:p text:style-name="P57"/>
      <text:p text:style-name="P58">--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58"/>
      <text:h text:style-name="P187" text:outline-level="4"><text:bookmark text:name="_notes_on_pipeline_configuration_and_performance"/>Notes on Pipeline Configuration and Performance</text:h>
      <text:p text:style-name="P180"><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83">El número total d'events inflight es determina per les opcions explicades anteriorment, aquest producte es coneix com el count flight. </text:p>
      <text:p text:style-name="P182"/>
      <text:p text:style-name="P70"/>
      <text:p text:style-name="P23"/>
      <text:p text:style-name="P95"/>
      <text:p text:style-name="P95">Elasticsearch:</text:p>
      <text:p text:style-name="P10"><text:a xlink:type="simple" xlink:href="https://www.elastic.co/guide/en/elasticsearch/reference/current/index.html"><text:span text:style-name="T24">https://www.elastic.co/guide/en/elasticsearch/reference/current/index.html</text:span></text:a></text:p>
      <text:p text:style-name="P87"><text:a xlink:type="simple" xlink:href="https://www.adictosaltrabajo.com/tutoriales/integracion-de-elasticsearch-con-spring-mysql/"><text:span text:style-name="T4">https://www.adictosaltrabajo.com/tutoriales/integracion-de-elasticsearch-con-spring-mysql/</text:span></text:a></text:p>
      <text:p text:style-name="P99"/>
      <text:p text:style-name="P99">Estructura Ordres:</text:p>
      <text:p text:style-name="P129">curl -X&lt;REST Verb&gt; &lt;Node&gt;:&lt;Port&gt;/&lt;Index&gt;/&lt;Type&gt;/&lt;ID&gt;</text:p>
      <text:p text:style-name="P99"><text:s/></text:p>
      <text:p text:style-name="P71">Es un servidor de busqueda basado en apache.</text:p>
      <text:p text:style-name="P71">Para ser usado necesitamos tener instalada una versión reciente java, preferiblemente la última.</text:p>
      <text:p text:style-name="P31"/>
      <text:p text:style-name="P195">See version:</text:p>
      <text:p text:style-name="P194">curl -XGET 'localhost:9200'</text:p>
      <text:p text:style-name="P31"/>
      <text:p text:style-name="P32">Interficie gràfica:</text:p>
      <text:p text:style-name="P60">ln -s /usr/share/elasticsearch/bin/plugin /bin/plugin </text:p>
      <text:p text:style-name="P60">plugin -install mobz/elasticsearch-head </text:p>
      <text:p text:style-name="P32"><text:a xlink:type="simple" xlink:href="http://localhost:9200/_plugin/head/">http://localhost:9200/_plugin/head/</text:a></text:p>
      <text:p text:style-name="P33"/>
      <text:p text:style-name="P52">Conceptos básicos:</text:p>
      <text:p text:style-name="P34"/>
      <text:p text:style-name="P34">-<text:span text:style-name="T13">Clúster:</text:span> Un grupo de uno o más nodos (servers), el nombre del cluster por defecto es <text:span text:style-name="T13">elasticsearch.</text:span></text:p>
      <text:p text:style-name="P38"/>
      <text:p text:style-name="P38">-Node: <text:span text:style-name="T15">Un node que forma part del cluster, almacena los datos y participa en las capacidades de indexación y búsqueda del clúster. Se identifica por un nombre. Se pueden unir a un cluster </text:span><text:soft-page-break/><text:span text:style-name="T15">concreto a través del nombre del cluster. Por defecto, estos se uniran al cluster llamado elasticsearch.</text:span></text:p>
      <text:p text:style-name="P38"/>
      <text:p text:style-name="P38"><text:span text:style-name="T15">-</text:span>Index: <text:span text:style-name="T15">Un index es un conjunto de docs con características similares. Ejemplo de tres indices: (Datos cliente, catálogo de productos, datos de pedido).</text:span></text:p>
      <text:p text:style-name="P34">Un index se identifica por un nombre, el cual debe estar en mayúsculas.</text:p>
      <text:p text:style-name="P38"/>
      <text:p text:style-name="P38"><text:span text:style-name="T15">-</text:span><text:span text:style-name="T25">Type: </text:span><text:span text:style-name="T16">D'entro de cada index, se pueden definir varias types, un type es una categoría/partición lógica de su index. Se utiliza para un conjunto de documentos con claras similitudes.</text:span></text:p>
      <text:p text:style-name="P38"/>
      <text:p text:style-name="P38"><text:span text:style-name="T16">-</text:span><text:span text:style-name="T25">Documento: </text:span><text:span text:style-name="T16">Unidad básica de información que puede ser indexada. Se expresa en JSON.Un documento se tiene que indexar/asignar a un type dentro de un index.</text:span></text:p>
      <text:p text:style-name="P38"/>
      <text:p text:style-name="P38"><text:span text:style-name="T16">-</text:span><text:span text:style-name="T25">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39"><text:span text:style-name="T16">E</text:span><text:span text:style-name="T15">sto también aumenta el rendimiento.</text:span></text:p>
      <text:p text:style-name="P39"/>
      <text:p text:style-name="P50">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59">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1">curl 'localhost:9200/_cat/nodes?v'</text:p>
      <text:p text:style-name="P61"/>
      <text:p text:style-name="P108">List All Indices: </text:p>
      <text:p text:style-name="P110"><text:a xlink:type="simple" xlink:href="https://www.elastic.co/guide/en/elasticsearch/reference/current/_list_all_indices.html">https://www.elastic.co/guide/en/elasticsearch/reference/current/_list_all_indices.html</text:a></text:p>
      <text:p text:style-name="P110"/>
      <text:p text:style-name="P109">Lista los indices de elasticsearch:</text:p>
      <text:p text:style-name="P126">curl 'localhost:9200/_cat/indices?v'</text:p>
      <text:p text:style-name="P63"/>
      <text:p text:style-name="P51">Create an index:</text:p>
      <text:p text:style-name="P35"><text:a xlink:type="simple" xlink:href="https://www.elastic.co/guide/en/elasticsearch/reference/current/_create_an_index.html">https://www.elastic.co/guide/en/elasticsearch/reference/current/_create_an_index.html</text:a></text:p>
      <text:p text:style-name="P35"/>
      <text:p text:style-name="P111">Crear index anomenat “alumne”:</text:p>
      <text:p text:style-name="P111"/>
      <text:p text:style-name="P121">curl -XPUT 'localhost:9200/alumno?pretty'</text:p>
      <text:p text:style-name="P134"/>
      <text:p text:style-name="P134">I si tornem a llistar-los veurem que apareix el nou index de nom “alumno”</text:p>
      <text:p text:style-name="P134">“<text:span text:style-name="T30">pretty” fa que es mostri la sortida en format JSON ben tabulat.</text:span></text:p>
      <text:p text:style-name="P134"/>
      <text:p text:style-name="P135">El health del index serà yellow, ja que per defecte elasticsearch crea una replica, I al tenir nomes un <text:soft-page-break/>node al cluster aquesta no pot ser assignada. Si aquesta s'asignes, el health sería green.</text:p>
      <text:p text:style-name="P135"/>
      <text:p text:style-name="P142">Index and query a document</text:p>
      <text:p text:style-name="P138"/>
      <text:p text:style-name="P139">Introduir dades al nostre index:</text:p>
      <text:p text:style-name="P139"/>
      <text:p text:style-name="P128">curl -XPUT 'localhost:9200/customer/external/1?pretty' -d '</text:p>
      <text:p text:style-name="P124">{</text:p>
      <text:p text:style-name="P124"><text:s text:c="2"/>"name": "<text:span text:style-name="T31">Kevin Ramos</text:span>"</text:p>
      <text:p text:style-name="P151">}'</text:p>
      <text:p text:style-name="P136">Ara al consultar l'index veiem que apareix la entrada afegida:</text:p>
      <text:p text:style-name="P129"/>
      <text:p text:style-name="P128">curl -XGET 'localhost:9200/customer/external/1?pretty'</text:p>
      <text:p text:style-name="P134"/>
      <text:p text:style-name="P143">Delete an Index</text:p>
      <text:p text:style-name="P140"/>
      <text:p text:style-name="P140">Per esborrar un index:</text:p>
      <text:p text:style-name="P131">curl -XDELETE 'localhost:9200/customer?pretty'</text:p>
      <text:p text:style-name="P131"/>
      <text:p text:style-name="P144">Modifying your data</text:p>
      <text:p text:style-name="P137">Elasticsearch, ofereix manipulació de dades en real time, pot haver un interval d'1 segon des de que s'indexen, modifiquen o borren les dades fins que apareixen a la consulta.</text:p>
      <text:p text:style-name="P137"/>
      <text:p text:style-name="P141">Indexing/replacing documents</text:p>
      <text:p text:style-name="P137"/>
      <text:p text:style-name="P137">Pots substituir index ja creats de la mateixa manera que es creen, introdueixes el id en la query “PUT”, I la key amb el value que substituira l'anterior:</text:p>
      <text:p text:style-name="P145"/>
      <text:p text:style-name="P130">curl -XPUT 'localhost:9200/customer/external/1?pretty' -d '</text:p>
      <text:p text:style-name="P133">{</text:p>
      <text:p text:style-name="P133"><text:s text:c="2"/>"name": "Jane Doe"</text:p>
      <text:p text:style-name="P202">}'</text:p>
      <text:p text:style-name="P170">Si es canvia el valor del id (de 1 a 2), aquest afegira una nova entrada:</text:p>
      <text:p text:style-name="P154">curl -XPUT 'localhost:9200/customer/external/2?pretty' -d '</text:p>
      <text:p text:style-name="P132">{</text:p>
      <text:p text:style-name="P132"><text:s text:c="2"/>"name": "Jane Doe"</text:p>
      <text:p text:style-name="P153">}'</text:p>
      <text:p text:style-name="P159">La part id es opcional, si utilitzem el metode POST, elasticsearch genera un id aleatori:</text:p>
      <text:p text:style-name="P154">curl -XPOST 'localhost:9200/customer/external?pretty' -d '</text:p>
      <text:p text:style-name="P132">{</text:p>
      <text:p text:style-name="P132"><text:s text:c="2"/>"name": "<text:span text:style-name="T32">Kevin Ramos</text:span>"</text:p>
      <text:p text:style-name="P153">}'</text:p>
      <text:p text:style-name="P159">GET:</text:p>
      <text:p text:style-name="P154"><text:soft-page-break/>curl -XGET 'localhost:9200/customer/external/<text:span text:style-name="T13">AVSFazSAW04LUiSIHd1e</text:span>?pretty' </text:p>
      <text:p text:style-name="P154">{ </text:p>
      <text:p text:style-name="P154"><text:s text:c="2"/>"_index" : "customer", </text:p>
      <text:p text:style-name="P154"><text:s text:c="2"/>"_type" : "external", </text:p>
      <text:p text:style-name="P154"><text:s/><text:span text:style-name="T13"><text:s/>"_id" : "AVSFazSAW04LUiSIHd1e", </text:span></text:p>
      <text:p text:style-name="P154"><text:s text:c="2"/>"_version" : 1, </text:p>
      <text:p text:style-name="P154"><text:s text:c="2"/>"found" : true, </text:p>
      <text:p text:style-name="P154"><text:s text:c="2"/>"_source" : { </text:p>
      <text:p text:style-name="P154"><text:s text:c="4"/>"name" : "Kevin Ramos" </text:p>
      <text:p text:style-name="P154"><text:s text:c="2"/>} </text:p>
      <text:p text:style-name="P154">} </text:p>
      <text:p text:style-name="P175">Updating Documents</text:p>
      <text:p text:style-name="P171">Elasticsearch també pot actualizar documents, hem de tenir en compte que cada cop que actualitzem un document, elasticsearch no realitza canvis en el doc que teníem, sino que l'elimina I crea un nou amb les modificacions.</text:p>
      <text:p text:style-name="P171">Exemple d'actualitzar:</text:p>
      <text:p text:style-name="P155">curl -XPOST 'localhost:9200/customer/external/1/_update?pretty' -d '</text:p>
      <text:p text:style-name="P124">{</text:p>
      <text:p text:style-name="P124"><text:s text:c="2"/>"doc": { "name": "Jane Doe", "age": 20 }</text:p>
      <text:p text:style-name="P151">}'</text:p>
      <text:p text:style-name="P161">Aquestes actualitzacions es poden dur a terme a traves de scripts.</text:p>
      <text:p text:style-name="P165">Scripting to elasticsearch:</text:p>
      <text:p text:style-name="P165"><text:a xlink:type="simple" xlink:href="https://www.elastic.co/guide/en/elasticsearch/reference/current/modules-scripting.html"><text:span text:style-name="T2">https://www.elastic.co/guide/en/elasticsearch/reference/current/modules-scripting.html</text:span></text:a></text:p>
      <text:p text:style-name="P168">Deleting data</text:p>
      <text:p text:style-name="P163">Elimina un document, el que te l'id 2</text:p>
      <text:p text:style-name="P161">curl -XDELETE 'localhost:9200/customer/external/2?pretty'</text:p>
      <text:p text:style-name="P178"><text:span text:style-name="T28">Amb el plugin </text:span><text:span text:style-name="Source_20_Text"><text:span text:style-name="T26">delete-by-query </text:span></text:span><text:span text:style-name="Source_20_Text"><text:span text:style-name="T29">es poden eliminar tots els docs que coincideixin amb una query.</text:span></text:span></text:p>
      <text:p text:style-name="P176">Batch Processing</text:p>
      <text:p text:style-name="P172"><text:soft-page-break/>Elasticsearch pot realitzar cualsevol de les anteriors tasques per “lots”, veiem un exemple:</text:p>
      <text:p text:style-name="P172">Creacó:</text:p>
      <text:p text:style-name="P157">curl -XPOST 'localhost:9200/customer/external/_bulk?pretty' -d '</text:p>
      <text:p text:style-name="P124">{"index":{"_id":"1"}}</text:p>
      <text:p text:style-name="P124">{"name": "John Doe" }</text:p>
      <text:p text:style-name="P124">{"index":{"_id":"2"}}</text:p>
      <text:p text:style-name="P124">{"name": "Jane Doe" }</text:p>
      <text:p text:style-name="P151">'</text:p>
      <text:p text:style-name="P160">Actualitzar I eliminar:</text:p>
      <text:p text:style-name="P158">curl -XPOST 'localhost:9200/customer/external/_bulk?pretty' -d '</text:p>
      <text:p text:style-name="P124">{"update":{"_id":"1"}}</text:p>
      <text:p text:style-name="P124">{"doc": { "name": "John Doe becomes Jane Doe" } }</text:p>
      <text:p text:style-name="P124">{"delete":{"_id":"2"}}</text:p>
      <text:p text:style-name="P151">'</text:p>
      <text:p text:style-name="P166">Exploring your data</text:p>
      <text:p text:style-name="P167"><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62">Creem un fitxer json amb dades d'exemple (accounts.json)</text:p>
      <text:p text:style-name="P156">curl -XPOST 'localhost:9200/bank/account/_bulk?pretty' --data-binary "@accounts.json"</text:p>
      <text:p text:style-name="P164">Ara hem creat un nou index amb tota la informació del fitxer accounts.json.</text:p>
      <text:p text:style-name="P177">The search API</text:p>
      <text:p text:style-name="P173"/>
      <text:p text:style-name="P169"/>
      <text:p text:style-name="P177">Interficie grafica:</text:p>
      <text:p text:style-name="P174">Cal instalar el plugin “head”</text:p>
      <text:p text:style-name="P179"><text:a xlink:type="simple" xlink:href="http://localhost:9200/_plugin/head/"><text:span text:style-name="T22">http://localhost:9200/_plugin/head/</text:span></text:a></text:p>
      <text:p text:style-name="P179"/>
      <text:p text:style-name="P203">Docs:</text:p>
      <text:p text:style-name="P31">https://www.elastic.co/guide/index.html</text:p>
      <text:p text:style-name="P95"/>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soft-page-break/><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97">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99">rpm --import https://packages.elastic.co/GPG-KEY-elasticsearch</text:p>
      <text:p text:style-name="P199"/>
      <text:p text:style-name="P197"><text:span text:style-name="T27">vim </text:span><text:span text:style-name="Source_20_Text"><text:span text:style-name="T26">/etc/yum.repos.d/</text:span></text:span><text:span text:style-name="Source_20_Text"><text:span text:style-name="T27">kibana.repo</text:span></text:span></text:p>
      <text:p text:style-name="P199"/>
      <text:p text:style-name="P199">[kibana-4.5]</text:p>
      <text:p text:style-name="P124">name=Kibana repository for 4.5.x packages</text:p>
      <text:p text:style-name="P124">baseurl=http://packages.elastic.co/kibana/4.5/centos</text:p>
      <text:p text:style-name="P124">gpgcheck=1</text:p>
      <text:p text:style-name="P124">gpgkey=http://packages.elastic.co/GPG-KEY-elasticsearch</text:p>
      <text:p text:style-name="P151">enabled=1</text:p>
      <text:p text:style-name="P199">yum install kibana</text:p>
      <text:p text:style-name="P199"/>
      <text:p text:style-name="P199">chkconfig --add kibana</text:p>
      <text:p text:style-name="P199"/>
      <text:p text:style-name="P200">systemctl start kibana</text:p>
      <text:p text:style-name="P197"/>
      <text:p text:style-name="P192">Kibana es una plataforma d'anailisis I visualització, disenyat per treballar amb elasticsearch.</text:p>
      <text:p text:style-name="P192">Utilitza els index d'elasticsearch.</text:p>
      <text:p text:style-name="P192">La seva interficie està al navegador.</text:p>
      <text:p text:style-name="P192"/>
      <text:p text:style-name="P193">PORT: 5601</text:p>
      <text:p text:style-name="P192"/>
      <text:p text:style-name="P189"/>
      <text:p text:style-name="P98">ELK</text:p>
      <text:p text:style-name="P88"><text:a xlink:type="simple" xlink:href="http://elmanytas.es/?q=node/318">http://elmanytas.es/?q=node/318</text:a><text:span text:style-name="T4"> part 1</text:span></text:p>
      <text:p text:style-name="P98"/>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09T14:00:21.428252732</dc:date>
    <meta:editing-duration>PT12H7M13S</meta:editing-duration>
    <meta:editing-cycles>28</meta:editing-cycles>
    <meta:generator>LibreOffice/4.2.8.2$Linux_X86_64 LibreOffice_project/420$Build-2</meta:generator>
    <dc:creator>isx47752902 </dc:creator>
    <meta:document-statistic meta:table-count="0" meta:image-count="0" meta:object-count="0" meta:page-count="12" meta:paragraph-count="352" meta:word-count="2496" meta:character-count="19443" meta:non-whitespace-character-count="17074"/>
  </office:meta>
</office:document-meta>
</file>